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ircle text:anchor-type="paragraph" draw:z-index="1" draw:style-name="gr2" draw:text-style-name="P1" svg:width="0.5cm" svg:height="0.5cm" svg:x="15.669cm" svg:y="15.787cm"><text:p/></draw:circle><draw:rect text:anchor-type="paragraph" draw:z-index="0" draw:style-name="gr1" draw:text-style-name="P1" svg:width="15.001cm" svg:height="15.001cm" svg:x="0.963cm" svg:y="1.088cm"><text:p/></draw:rect><draw:circle text:anchor-type="paragraph" draw:z-index="2" draw:style-name="gr2" draw:text-style-name="P1" svg:width="0.5cm" svg:height="0.5cm" svg:x="0.684cm" svg:y="15.789cm"><text:p/></draw:circle><draw:circle text:anchor-type="paragraph" draw:z-index="3" draw:style-name="gr2" draw:text-style-name="P1" svg:width="0.5cm" svg:height="0.5cm" svg:x="15.699cm" svg:y="0.804cm"><text:p/></draw:circle><draw:circle text:anchor-type="paragraph" draw:z-index="4" draw:style-name="gr2" draw:text-style-name="P1" svg:width="0.5cm" svg:height="0.5cm" svg:x="8.223cm" svg:y="8.289cm"><text:p/></draw:circle><draw:circle text:anchor-type="paragraph" draw:z-index="5" draw:style-name="gr2" draw:text-style-name="P1" svg:width="0.5cm" svg:height="0.5cm" svg:x="8.255cm" svg:y="0.836cm"><text:p/></draw:circle><draw:circle text:anchor-type="paragraph" draw:z-index="6" draw:style-name="gr2" draw:text-style-name="P1" svg:width="0.5cm" svg:height="0.5cm" svg:x="0.654cm" svg:y="0.804cm"><text:p/></draw:circle><draw:circle text:anchor-type="paragraph" draw:z-index="7" draw:style-name="gr2" draw:text-style-name="P1" svg:width="0.5cm" svg:height="0.5cm" svg:x="0.716cm" svg:y="8.289cm"><text:p/></draw:circle><draw:circle text:anchor-type="paragraph" draw:z-index="8" draw:style-name="gr2" draw:text-style-name="P1" svg:width="0.5cm" svg:height="0.5cm" svg:x="8.193cm" svg:y="15.787cm"><text:p/></draw:circle><draw:circle text:anchor-type="paragraph" draw:z-index="9" draw:style-name="gr2" draw:text-style-name="P1" svg:width="0.5cm" svg:height="0.5cm" svg:x="15.639cm" svg:y="8.373cm"><text:p/></draw:circle><draw:circle text:anchor-type="paragraph" draw:z-index="10" draw:style-name="gr2" draw:text-style-name="P1" svg:width="0.5cm" svg:height="0.5cm" svg:x="6.131cm" svg:y="6.258cm"><text:p/></draw:circle><draw:circle text:anchor-type="paragraph" draw:z-index="11" draw:style-name="gr2" draw:text-style-name="P2" svg:width="0.502cm" svg:height="0.502cm" svg:x="10.224cm" svg:y="6.2cm"><text:p/></draw:circle><draw:circle text:anchor-type="paragraph" draw:z-index="12" draw:style-name="gr2" draw:text-style-name="P1" svg:width="0.5cm" svg:height="0.5cm" svg:x="6.161cm" svg:y="10.134cm"><text:p/></draw:circle><draw:circle text:anchor-type="paragraph" draw:z-index="13" draw:style-name="gr2" draw:text-style-name="P1" svg:width="0.5cm" svg:height="0.5cm" svg:x="10.253cm" svg:y="10.194cm"><text:p/></draw:circle><draw:frame text:anchor-type="paragraph" draw:z-index="14" draw:style-name="gr3" svg:width="2.216cm" svg:height="0.62cm" svg:x="-0.053cm" svg:y="0.254cm"><draw:text-box><text:p>R0 (-25 / 25)</text:p></draw:text-box></draw:frame><draw:frame text:anchor-type="paragraph" draw:z-index="15" draw:style-name="gr3" svg:width="2.216cm" svg:height="0.62cm" svg:x="7.362cm" svg:y="0.101cm"><draw:text-box><text:p>R5 (0 / 25)</text:p></draw:text-box></draw:frame><draw:frame text:anchor-type="paragraph" draw:z-index="16" draw:style-name="gr3" svg:width="2.645cm" svg:height="0.62cm" svg:x="14.838cm" svg:y="0.122cm"><draw:text-box><text:p>R10 (25 / 25)</text:p></draw:text-box></draw:frame><draw:frame text:anchor-type="paragraph" draw:z-index="17" draw:style-name="gr3" svg:width="2.216cm" svg:height="0.62cm" svg:x="-0.146cm" svg:y="7.608cm"><draw:text-box><text:p>R1 (-25 / 0)</text:p></draw:text-box></draw:frame><draw:frame text:anchor-type="paragraph" draw:z-index="18" draw:style-name="gr3" svg:width="2.216cm" svg:height="0.62cm" svg:x="5.117cm" svg:y="5.454cm"><draw:text-box><text:p>R3 (-5 / 5)</text:p></draw:text-box></draw:frame><draw:frame text:anchor-type="paragraph" draw:z-index="19" draw:style-name="gr3" svg:width="2.216cm" svg:height="0.62cm" svg:x="9.454cm" svg:y="5.33cm"><draw:text-box><text:p>R8 (5 / 5)</text:p></draw:text-box></draw:frame><draw:frame text:anchor-type="paragraph" draw:z-index="20" draw:style-name="gr3" svg:width="2.216cm" svg:height="0.62cm" svg:x="14.683cm" svg:y="7.699cm"><draw:text-box><text:p>R11 (25 / 0)</text:p></draw:text-box></draw:frame><draw:frame text:anchor-type="paragraph" draw:z-index="21" draw:style-name="gr3" svg:width="2.216cm" svg:height="0.62cm" svg:x="7.331cm" svg:y="7.576cm"><draw:text-box><text:p>R6 (0 / 0)</text:p></draw:text-box></draw:frame><draw:frame text:anchor-type="paragraph" draw:z-index="22" draw:style-name="gr3" svg:width="2.216cm" svg:height="0.62cm" svg:x="5.177cm" svg:y="9.329cm"><draw:text-box><text:p>R4 (-5 / -5)</text:p></draw:text-box></draw:frame><draw:frame text:anchor-type="paragraph" draw:z-index="23" draw:style-name="gr3" svg:width="2.216cm" svg:height="0.62cm" svg:x="9.393cm" svg:y="9.269cm"><draw:text-box><text:p>R9 (5 / -5)</text:p></draw:text-box></draw:frame><draw:frame text:anchor-type="paragraph" draw:z-index="24" draw:style-name="gr3" svg:width="2.617cm" svg:height="0.62cm" svg:x="-0.392cm" svg:y="15.053cm"><draw:text-box><text:p>R2 (-25 / -25)</text:p></draw:text-box></draw:frame><draw:frame text:anchor-type="paragraph" draw:z-index="25" draw:style-name="gr3" svg:width="2.216cm" svg:height="0.62cm" svg:x="7.207cm" svg:y="14.96cm"><draw:text-box><text:p>R7 (0 / -25)</text:p></draw:text-box></draw:frame><draw:frame text:anchor-type="paragraph" draw:z-index="26" draw:style-name="gr3" svg:width="2.703cm" svg:height="0.62cm" svg:x="14.714cm" svg:y="14.99cm"><draw:text-box><text:p>R12 (25 / -25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6:52:09.70</meta:creation-date>
    <dc:date>2013-11-21T17:04:04.26</dc:date>
    <meta:editing-duration>PT11M54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0" meta:word-count="0" meta:character-count="0"/>
  </office:meta>
</office:document-meta>
</file>